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6cf" officeooo:paragraph-rsid="000a26cf"/>
    </style:style>
    <style:style style:name="T1" style:family="text">
      <style:text-properties officeooo:rsid="00088e40"/>
    </style:style>
    <style:style style:name="T2" style:family="text">
      <style:text-properties officeooo:rsid="000ac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uottamassani ohjelmassa vertaillaan kahta klassikkopakkausalgoritmia, Huffman-koodausta ja</text:p>
      <text:p text:style-name="Standard">LZ-78-algoritmia. Ohjelma toimii niin, että käyttäjä voi harkintansa mukaan valita joko käyttävänsä</text:p>
      <text:p text:style-name="Standard">jo valmiiksi tuotettuja testimateriaaleja, tai vaihtoehtoisesti kirjoittaa itse merkkijonon tai</text:p>
      <text:p text:style-name="Standard">tekstinpätkän. Testimateriaali tämän jälkeen syötetään algoritmeihin, jonka jälkeen saadaan tulos</text:p>
      <text:p text:style-name="Standard">pakkauksen tehokkuudesta. Python-kielen luonteen mukaan pakkausnopeutta ei mitata, vaan</text:p>
      <text:p text:style-name="Standard">absoluuttista pakkauksen pienentämistä <text:span text:style-name="T2">sekä tarkistetaan, että alkuperäinen tiedosto vastaa pakattua ja avattua tiedostoa.</text:span></text:p>
      <text:p text:style-name="Standard"/>
      <text:p text:style-name="Standard"/>
      <text:p text:style-name="Standard">Huffman-koodauksen ohessa valmistetaan binääripuu, jonka avulla algoritmin toimintaa on myös</text:p>
      <text:p text:style-name="Standard">helppo havainnollistaa. </text:p>
      <text:p text:style-name="Standard"/>
      <text:p text:style-name="Standard"/>
      <text:p text:style-name="Standard">LZ78-<text:span text:style-name="T2">algoritmi toimii muodostamalla sanakirja, johon algoritmin edetessä lisätään jokaisen merkin ensimmäinen ilmentymä. Jos merkki on jo sanakirjassa, algoritmi viittaa sen indeksiin ja etenee. Kun koko merkkijono/tiedosto on käyty läpi, </text:span></text:p>
      <text:p text:style-name="Standard"/>
      <text:p text:style-name="Standard"/>
      <text:p text:style-name="Standard"/>
      <text:p text:style-name="Standard"/>
      <text:p text:style-name="Standard"/>
      <text:p text:style-name="Standard">Käytin kielimalleja koodin syntaksin <text:span text:style-name="T1">parantamiseen</text:span>, tiedonhakuun sekä ohjaamaan</text:p>
      <text:p text:style-name="Standard">tuotantoprosessia. Käytin OpenAI:n GPT-5 ja GPT-4.5 kielimalleja. Kysyin myös niiltä, kuinka</text:p>
      <text:p text:style-name="Standard">toteuttaa tietynlaisia funktioita ja miten esimerkiksi bitit toimivat. <text:span text:style-name="T1">Hyödynsin niitä myös testauksen ideoinnissa, sillä tämäntyylinen testaus ei ollut minulle alun perin tuttua.</text:span></text:p>
      <text:p text:style-name="Standard"/>
      <text:p text:style-name="Standard"/>
      <text:p text:style-name="P1">Lähteet:</text:p>
      <text:p text:style-name="P1">https://en.wikipedia.org/wiki/Data_compression</text:p>
      <text:p text:style-name="P1">https://www.geeksforgeeks.org/electronics-engineering/what-are-data-compression-techniques/</text:p>
      <text:p text:style-name="P1">https://algocademy.com/blog/understanding-data-compression-algorithms-a-comprehensive-guide/</text:p>
      <text:p text:style-name="P1">https://cs.stanford.edu/people/eroberts/courses/soco/projects/data-compression/lossless/lz77/concept.ht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1:36:02.985001182</meta:creation-date>
    <dc:date>2025-10-16T11:55:01.236891703</dc:date>
    <meta:editing-duration>PT8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48" meta:character-count="1637" meta:non-whitespace-character-count="1504"/>
  </office:meta>
</office:document-meta>
</file>